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ans" svg:font-family="'Liberation Sans'" style:font-family-generic="swiss"/>
    <style:font-face style:name="Liberation Sans1"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5.7cm" table:align="margins"/>
    </style:style>
    <style:style style:name="Tabelle1.A" style:family="table-column">
      <style:table-column-properties style:column-width="3.889cm" style:rel-column-width="9917*"/>
    </style:style>
    <style:style style:name="Tabelle1.B" style:family="table-column">
      <style:table-column-properties style:column-width="6.772cm" style:rel-column-width="17267*"/>
    </style:style>
    <style:style style:name="Tabelle1.C" style:family="table-column">
      <style:table-column-properties style:column-width="3.761cm" style:rel-column-width="9589*"/>
    </style:style>
    <style:style style:name="Tabelle1.D" style:family="table-column">
      <style:table-column-properties style:column-width="3.759cm" style:rel-column-width="9585*"/>
    </style:style>
    <style:style style:name="Tabelle1.F" style:family="table-column">
      <style:table-column-properties style:column-width="3.761cm" style:rel-column-width="9588*"/>
    </style:style>
    <style:style style:name="Tabelle1.A1" style:family="table-cell">
      <style:table-cell-properties style:border-line-width-bottom="0.018cm 0.018cm 0.018cm" fo:padding="0.097cm" fo:border-left="0.05pt solid #000000" fo:border-right="none" fo:border-top="0.05pt solid #000000" fo:border-bottom="1.55pt double #000000"/>
    </style:style>
    <style:style style:name="Tabelle1.F1" style:family="table-cell">
      <style:table-cell-properties style:border-line-width-bottom="0.018cm 0.018cm 0.018cm" fo:padding="0.097cm" fo:border-left="0.05pt solid #000000" fo:border-right="0.05pt solid #000000" fo:border-top="0.05pt solid #000000" fo:border-bottom="1.55pt double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1.A5" style:family="table-cell">
      <style:table-cell-properties style:border-line-width-bottom="0.018cm 0.018cm 0.018cm" fo:padding="0.097cm" fo:border-left="0.05pt solid #000000" fo:border-right="none" fo:border-top="none" fo:border-bottom="1.55pt double #000000"/>
    </style:style>
    <style:style style:name="Tabelle1.F5" style:family="table-cell">
      <style:table-cell-properties style:border-line-width-bottom="0.018cm 0.018cm 0.018cm" fo:padding="0.097cm" fo:border-left="0.05pt solid #000000" fo:border-right="0.05pt solid #000000" fo:border-top="none" fo:border-bottom="1.55pt double #000000"/>
    </style:style>
    <style:style style:name="P1" style:family="paragraph" style:parent-style-name="Text_20_body">
      <style:text-properties officeooo:rsid="0006de5c" officeooo:paragraph-rsid="0006de5c"/>
    </style:style>
    <style:style style:name="P2" style:family="paragraph" style:parent-style-name="Text_20_body">
      <style:text-properties officeooo:rsid="00086db5" officeooo:paragraph-rsid="00086db5"/>
    </style:style>
    <style:style style:name="P3" style:family="paragraph" style:parent-style-name="Text_20_body">
      <style:text-properties officeooo:rsid="0008ed43" officeooo:paragraph-rsid="0008ed43"/>
    </style:style>
    <style:style style:name="P4" style:family="paragraph" style:parent-style-name="Text_20_body">
      <style:text-properties officeooo:paragraph-rsid="0008ed43"/>
    </style:style>
    <style:style style:name="P5" style:family="paragraph" style:parent-style-name="Text_20_body">
      <style:text-properties officeooo:rsid="000e6674" officeooo:paragraph-rsid="000e6674"/>
    </style:style>
    <style:style style:name="P6" style:family="paragraph" style:parent-style-name="Text_20_body">
      <style:text-properties officeooo:rsid="00128c0d" officeooo:paragraph-rsid="00128c0d"/>
    </style:style>
    <style:style style:name="P7" style:family="paragraph" style:parent-style-name="Text_20_body">
      <style:text-properties officeooo:rsid="0013584e" officeooo:paragraph-rsid="0013584e"/>
    </style:style>
    <style:style style:name="P8" style:family="paragraph" style:parent-style-name="Text_20_body">
      <style:text-properties officeooo:rsid="0014cd2e" officeooo:paragraph-rsid="0014cd2e"/>
    </style:style>
    <style:style style:name="P9" style:family="paragraph" style:parent-style-name="Text_20_body">
      <style:text-properties officeooo:rsid="00183fb0" officeooo:paragraph-rsid="00183fb0"/>
    </style:style>
    <style:style style:name="P10" style:family="paragraph" style:parent-style-name="Table_20_Contents">
      <style:text-properties officeooo:rsid="00099be9" officeooo:paragraph-rsid="00099be9"/>
    </style:style>
    <style:style style:name="P11" style:family="paragraph" style:parent-style-name="Table_20_Contents">
      <style:text-properties officeooo:rsid="00099be9" officeooo:paragraph-rsid="000b3e17"/>
    </style:style>
    <style:style style:name="P12" style:family="paragraph" style:parent-style-name="Table_20_Contents">
      <style:text-properties officeooo:rsid="00099be9" officeooo:paragraph-rsid="001193c1"/>
    </style:style>
    <style:style style:name="P13" style:family="paragraph" style:parent-style-name="Table_20_Contents">
      <style:text-properties fo:font-weight="bold" officeooo:rsid="00099be9" officeooo:paragraph-rsid="00099be9" style:font-weight-asian="bold" style:font-weight-complex="bold"/>
    </style:style>
    <style:style style:name="P14" style:family="paragraph" style:parent-style-name="Table_20_Contents">
      <style:text-properties fo:font-weight="bold" officeooo:rsid="00120a8a" officeooo:paragraph-rsid="00120a8a" style:font-weight-asian="bold" style:font-weight-complex="bold"/>
    </style:style>
    <style:style style:name="P15" style:family="paragraph" style:parent-style-name="Table_20_Contents">
      <style:text-properties officeooo:rsid="000b3e17" officeooo:paragraph-rsid="000b3e17"/>
    </style:style>
    <style:style style:name="P16" style:family="paragraph" style:parent-style-name="Table_20_Contents">
      <style:text-properties officeooo:rsid="000c758b" officeooo:paragraph-rsid="000c758b"/>
    </style:style>
    <style:style style:name="P17" style:family="paragraph" style:parent-style-name="Table_20_Contents">
      <style:text-properties officeooo:rsid="000e6674" officeooo:paragraph-rsid="000e6674"/>
    </style:style>
    <style:style style:name="P18" style:family="paragraph" style:parent-style-name="Table_20_Contents">
      <style:text-properties officeooo:rsid="00120a8a" officeooo:paragraph-rsid="00120a8a"/>
    </style:style>
    <style:style style:name="P19" style:family="paragraph" style:parent-style-name="Footnote">
      <style:text-properties officeooo:rsid="00161eb4" officeooo:paragraph-rsid="00161eb4"/>
    </style:style>
    <style:style style:name="P20" style:family="paragraph" style:parent-style-name="Text_20_body" style:list-style-name="L1">
      <style:text-properties officeooo:rsid="00086db5" officeooo:paragraph-rsid="00086db5"/>
    </style:style>
    <style:style style:name="P21" style:family="paragraph" style:parent-style-name="Text_20_body" style:list-style-name="L1">
      <style:text-properties officeooo:rsid="00086db5" officeooo:paragraph-rsid="00088543"/>
    </style:style>
    <style:style style:name="P22" style:family="paragraph" style:parent-style-name="Text_20_body" style:list-style-name="L1">
      <style:text-properties officeooo:rsid="00088543" officeooo:paragraph-rsid="00088543"/>
    </style:style>
    <style:style style:name="P23" style:family="paragraph" style:parent-style-name="Text_20_body" style:master-page-name="Standard">
      <style:paragraph-properties style:page-number="auto"/>
      <style:text-properties officeooo:rsid="0008ed43" officeooo:paragraph-rsid="0008ed43"/>
    </style:style>
    <style:style style:name="P24" style:family="paragraph" style:parent-style-name="Heading_20_2">
      <style:text-properties officeooo:rsid="00086db5" officeooo:paragraph-rsid="00086db5"/>
    </style:style>
    <style:style style:name="P25" style:family="paragraph" style:parent-style-name="Heading_20_2" style:list-style-name="">
      <style:text-properties officeooo:rsid="0008ed43" officeooo:paragraph-rsid="0008ed43"/>
    </style:style>
    <style:style style:name="P26" style:family="paragraph" style:parent-style-name="Heading_20_2">
      <style:text-properties officeooo:rsid="000e6674" officeooo:paragraph-rsid="000e6674"/>
    </style:style>
    <style:style style:name="P27" style:family="paragraph" style:parent-style-name="Heading_20_2">
      <style:paragraph-properties fo:break-before="page"/>
      <style:text-properties officeooo:rsid="0008ed43" officeooo:paragraph-rsid="0008ed43"/>
    </style:style>
    <style:style style:name="P28" style:family="paragraph" style:parent-style-name="Heading_20_2" style:master-page-name="Landscape">
      <style:paragraph-properties style:page-number="auto"/>
      <style:text-properties officeooo:rsid="0008ed43" officeooo:paragraph-rsid="0008ed43"/>
    </style:style>
    <style:style style:name="P29" style:family="paragraph" style:parent-style-name="Heading_20_1">
      <style:text-properties officeooo:rsid="0006de5c" officeooo:paragraph-rsid="0006de5c"/>
    </style:style>
    <style:style style:name="T1" style:family="text">
      <style:text-properties officeooo:rsid="00086db5"/>
    </style:style>
    <style:style style:name="T2" style:family="text">
      <style:text-properties officeooo:rsid="0008ed43"/>
    </style:style>
    <style:style style:name="T3" style:family="text">
      <style:text-properties officeooo:rsid="00099be9"/>
    </style:style>
    <style:style style:name="T4" style:family="text">
      <style:text-properties officeooo:rsid="000b3e17"/>
    </style:style>
    <style:style style:name="T5" style:family="text">
      <style:text-properties officeooo:rsid="001193c1"/>
    </style:style>
    <style:style style:name="T6" style:family="text">
      <style:text-properties officeooo:rsid="00120a8a"/>
    </style:style>
    <style:style style:name="T7" style:family="text">
      <style:text-properties officeooo:rsid="0014cd2e"/>
    </style:style>
    <style:style style:name="T8" style:family="text">
      <style:text-properties officeooo:rsid="00161eb4"/>
    </style:style>
    <style:style style:name="T9" style:family="text">
      <style:text-properties officeooo:rsid="00178622"/>
    </style:style>
    <style:style style:name="T10" style:family="text">
      <style:text-properties officeooo:rsid="00185eab"/>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lack-Box-Test</text:p>
      <text:h text:style-name="P29" text:outline-level="1">Testplanung</text:h>
      <text:p text:style-name="P1">Getestet werden soll die Methode abc() aus der Laboraufgabe „05 – Test“, <text:span text:style-name="T1">die den Bubble-Sort implementiert.</text:span></text:p>
      <text:p text:style-name="P1">Getestet wird mittels des Black-Box-Testverfahrens. Hierbei kommen <text:span text:style-name="T10">Ä</text:span>quivalenzklassen, Grenzwert<text:span text:style-name="T1">analyse</text:span> und Zufallstests zum tragen.</text:p>
      <text:p text:style-name="P1">Als Testwerkzeug wird das Framework Junit verwendet.</text:p>
      <text:h text:style-name="P29" text:outline-level="1">Testdesign</text:h>
      <text:p text:style-name="P2">Es sollen sechs Zahlen eingegeben werden. <text:span text:style-name="T2">Alle nicht zufallsbasierten Tests werden daher mit Zahlen aus dem Zahlenbereich 1-6 ausgeführt</text:span></text:p>
      <text:h text:style-name="P24" text:outline-level="2">Äquivalenzklassen</text:h>
      <text:list xml:id="list2033138393" text:style-name="L1">
        <text:list-item>
          <text:p text:style-name="P20">Aufsteigend sortiert</text:p>
          <text:list>
            <text:list-item>
              <text:p text:style-name="P20">keine mehrfachen Werte</text:p>
            </text:list-item>
            <text:list-item>
              <text:p text:style-name="P22">eine Zahl mehrfach</text:p>
            </text:list-item>
            <text:list-item>
              <text:p text:style-name="P22">zwei Zahlen mehrfach</text:p>
            </text:list-item>
            <text:list-item>
              <text:p text:style-name="P22">drei Zahlen <text:span text:style-name="T5">mehr</text:span>fach</text:p>
            </text:list-item>
          </text:list>
        </text:list-item>
        <text:list-item>
          <text:p text:style-name="P20">Absteigend sortiert</text:p>
          <text:list>
            <text:list-item>
              <text:p text:style-name="P21">keine mehrfachen Werte</text:p>
            </text:list-item>
            <text:list-item>
              <text:p text:style-name="P22">eine Zahl mehrfach</text:p>
            </text:list-item>
            <text:list-item>
              <text:p text:style-name="P22">zwei Zahlen mehrfach</text:p>
            </text:list-item>
            <text:list-item>
              <text:p text:style-name="P22">drei Zahlen <text:span text:style-name="T5">mehr</text:span>fach</text:p>
            </text:list-item>
          </text:list>
        </text:list-item>
        <text:list-item>
          <text:p text:style-name="P20">Unsortiert</text:p>
          <text:list>
            <text:list-item>
              <text:p text:style-name="P21">keine mehrfachen Werte</text:p>
            </text:list-item>
            <text:list-item>
              <text:p text:style-name="P22">eine Zahl mehrfach</text:p>
            </text:list-item>
            <text:list-item>
              <text:p text:style-name="P22">zwei Zahlen mehrfach</text:p>
            </text:list-item>
            <text:list-item>
              <text:p text:style-name="P22">drei Zahlen <text:span text:style-name="T5">mehr</text:span>fach</text:p>
            </text:list-item>
          </text:list>
        </text:list-item>
      </text:list>
      <text:h text:style-name="P25" text:outline-level="2"/>
      <text:h text:style-name="P27" text:outline-level="2">Grenzwerte</text:h>
      <text:p text:style-name="P3">Als Grenzwerte gelten jeweils die <text:span text:style-name="T3">höchste und niedrigste Zahl der Zahlen des Testdatums und die Ränder des Arrays.</text:span></text:p>
      <text:h text:style-name="P26" text:outline-level="2">Zufallstest</text:h>
      <text:p text:style-name="P5">Für den Test mit Zufallswerten, werden Werte aus dem Zahlenbereich <text:span text:style-name="T9">0</text:span>-<text:span text:style-name="T9">99</text:span> verwendet.</text:p>
      <text:h text:style-name="P28" text:outline-level="2">Testdaten</text:h>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header-rows>
          <table:table-row>
            <table:table-cell table:style-name="Tabelle1.A1" office:value-type="string">
              <text:p text:style-name="P13">Äquivalenzklasse</text:p>
            </table:table-cell>
            <table:table-cell table:style-name="Tabelle1.A1" office:value-type="string">
              <text:p text:style-name="P13">Werte</text:p>
            </table:table-cell>
            <table:table-cell table:style-name="Tabelle1.A1" office:value-type="string">
              <text:p text:style-name="P13">1. Testdatum</text:p>
            </table:table-cell>
            <table:table-cell table:style-name="Tabelle1.A1" office:value-type="string">
              <text:p text:style-name="P13">2. Testdatum</text:p>
            </table:table-cell>
            <table:table-cell table:style-name="Tabelle1.A1" office:value-type="string">
              <text:p text:style-name="P13">3. Testdatum</text:p>
            </table:table-cell>
            <table:table-cell table:style-name="Tabelle1.F1" office:value-type="string">
              <text:p text:style-name="P14">4. Testdatum</text:p>
            </table:table-cell>
          </table:table-row>
        </table:table-header-rows>
        <table:table-row>
          <table:table-cell table:style-name="Tabelle1.A2" office:value-type="string">
            <text:p text:style-name="P10">1.1</text:p>
          </table:table-cell>
          <table:table-cell table:style-name="Tabelle1.A2" office:value-type="string">
            <text:p text:style-name="P10">Aufsteigend ohne mehrfache</text:p>
          </table:table-cell>
          <table:table-cell table:style-name="Tabelle1.A2" office:value-type="string">
            <text:p text:style-name="P10">1,2,3,4,5,6</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table-cell table:style-name="Tabelle1.A2" office:value-type="string">
            <text:p text:style-name="P10">1.2</text:p>
          </table:table-cell>
          <table:table-cell table:style-name="Tabelle1.A2" office:value-type="string">
            <text:p text:style-name="P10">Aufsteigend, eine <text:span text:style-name="T5">mehr</text:span>fach</text:p>
          </table:table-cell>
          <table:table-cell table:style-name="Tabelle1.A2" office:value-type="string">
            <text:p text:style-name="P10">1,1,2,3,4,5</text:p>
          </table:table-cell>
          <table:table-cell table:style-name="Tabelle1.A2" office:value-type="string">
            <text:p text:style-name="P10">1,2,3,<text:span text:style-name="T5">5</text:span>,5,5</text:p>
          </table:table-cell>
          <table:table-cell table:style-name="Tabelle1.A2" office:value-type="string">
            <text:p text:style-name="P10">1,<text:span text:style-name="T5">3</text:span>,3,3,<text:span text:style-name="T5">3,</text:span>4,</text:p>
          </table:table-cell>
          <table:table-cell table:style-name="Tabelle1.F2" office:value-type="string">
            <text:p text:style-name="P18">3,3,3,3,3,3</text:p>
          </table:table-cell>
        </table:table-row>
        <table:table-row>
          <table:table-cell table:style-name="Tabelle1.A2" office:value-type="string">
            <text:p text:style-name="P10">1.3</text:p>
          </table:table-cell>
          <table:table-cell table:style-name="Tabelle1.A2" office:value-type="string">
            <text:p text:style-name="P10">Aufsteigend, zwei <text:span text:style-name="T5">mehr</text:span>fach</text:p>
          </table:table-cell>
          <table:table-cell table:style-name="Tabelle1.A2" office:value-type="string">
            <text:p text:style-name="P10">1,1,2,3,4,4</text:p>
          </table:table-cell>
          <table:table-cell table:style-name="Tabelle1.A2" office:value-type="string">
            <text:p text:style-name="P10">1,1,2,2,<text:span text:style-name="T5">2</text:span>,4</text:p>
          </table:table-cell>
          <table:table-cell table:style-name="Tabelle1.A2" office:value-type="string">
            <text:p text:style-name="P10"><text:span text:style-name="T5">2</text:span>,2,2,<text:span text:style-name="T5">4</text:span>,4,4</text:p>
          </table:table-cell>
          <table:table-cell table:style-name="Tabelle1.F2" office:value-type="string">
            <text:p text:style-name="P18">1,1,2,2,3,4</text:p>
          </table:table-cell>
        </table:table-row>
        <table:table-row>
          <table:table-cell table:style-name="Tabelle1.A5" office:value-type="string">
            <text:p text:style-name="P10">1.4</text:p>
          </table:table-cell>
          <table:table-cell table:style-name="Tabelle1.A5" office:value-type="string">
            <text:p text:style-name="P11">Aufsteigend, <text:span text:style-name="T4">drei</text:span> <text:span text:style-name="T5">mehr</text:span>fach</text:p>
          </table:table-cell>
          <table:table-cell table:style-name="Tabelle1.A5" office:value-type="string">
            <text:p text:style-name="P15">1,1,2,2,3,3</text:p>
          </table:table-cell>
          <table:table-cell table:style-name="Tabelle1.A5" office:value-type="string">
            <text:p text:style-name="Table_20_Contents"/>
          </table:table-cell>
          <table:table-cell table:style-name="Tabelle1.A5" office:value-type="string">
            <text:p text:style-name="Table_20_Contents"/>
          </table:table-cell>
          <table:table-cell table:style-name="Tabelle1.F5" office:value-type="string">
            <text:p text:style-name="Table_20_Contents"/>
          </table:table-cell>
        </table:table-row>
        <table:table-row>
          <table:table-cell table:style-name="Tabelle1.A2" office:value-type="string">
            <text:p text:style-name="P10">2.1</text:p>
          </table:table-cell>
          <table:table-cell table:style-name="Tabelle1.A2" office:value-type="string">
            <text:p text:style-name="P10"><text:span text:style-name="T4">Absteigend,</text:span> ohne mehrfache</text:p>
          </table:table-cell>
          <table:table-cell table:style-name="Tabelle1.A2" office:value-type="string">
            <text:p text:style-name="P15">6,5,4,3,2,1</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table-cell table:style-name="Tabelle1.A2" office:value-type="string">
            <text:p text:style-name="P10">2.2</text:p>
          </table:table-cell>
          <table:table-cell table:style-name="Tabelle1.A2" office:value-type="string">
            <text:p text:style-name="P11"><text:span text:style-name="T4">Absteigend</text:span>, eine <text:span text:style-name="T5">mehr</text:span>fach</text:p>
          </table:table-cell>
          <table:table-cell table:style-name="Tabelle1.A2" office:value-type="string">
            <text:p text:style-name="P18">6,6,5,4,3,2</text:p>
          </table:table-cell>
          <table:table-cell table:style-name="Tabelle1.A2" office:value-type="string">
            <text:p text:style-name="P18">6,5,4,3,3,3</text:p>
          </table:table-cell>
          <table:table-cell table:style-name="Tabelle1.A2" office:value-type="string">
            <text:p text:style-name="P18">6,5,5,5,5,4</text:p>
          </table:table-cell>
          <table:table-cell table:style-name="Tabelle1.F2" office:value-type="string">
            <text:p text:style-name="P15"/>
          </table:table-cell>
        </table:table-row>
        <table:table-row>
          <table:table-cell table:style-name="Tabelle1.A2" office:value-type="string">
            <text:p text:style-name="P10">2.3</text:p>
          </table:table-cell>
          <table:table-cell table:style-name="Tabelle1.A2" office:value-type="string">
            <text:p text:style-name="P11"><text:span text:style-name="T4">Absteigend</text:span>, zwei <text:span text:style-name="T5">mehr</text:span>fach</text:p>
          </table:table-cell>
          <table:table-cell table:style-name="Tabelle1.A2" office:value-type="string">
            <text:p text:style-name="P18">6,6,5,4,3,3</text:p>
          </table:table-cell>
          <table:table-cell table:style-name="Tabelle1.A2" office:value-type="string">
            <text:p text:style-name="P18">6,6,5,5,5,4</text:p>
          </table:table-cell>
          <table:table-cell table:style-name="Tabelle1.A2" office:value-type="string">
            <text:p text:style-name="P18">6,6,6,5,5,5</text:p>
          </table:table-cell>
          <table:table-cell table:style-name="Tabelle1.F2" office:value-type="string">
            <text:p text:style-name="P18">6,5,5,4,3,3</text:p>
          </table:table-cell>
        </table:table-row>
        <table:table-row>
          <table:table-cell table:style-name="Tabelle1.A5" office:value-type="string">
            <text:p text:style-name="P10">2.4</text:p>
          </table:table-cell>
          <table:table-cell table:style-name="Tabelle1.A5" office:value-type="string">
            <text:p text:style-name="P11"><text:span text:style-name="T4">Absteigend</text:span>, <text:span text:style-name="T4">drei</text:span> <text:span text:style-name="T5">mehr</text:span>fach</text:p>
          </table:table-cell>
          <table:table-cell table:style-name="Tabelle1.A5" office:value-type="string">
            <text:p text:style-name="P15">6,6,5,5,4,4</text:p>
          </table:table-cell>
          <table:table-cell table:style-name="Tabelle1.A5" office:value-type="string">
            <text:p text:style-name="Table_20_Contents"/>
          </table:table-cell>
          <table:table-cell table:style-name="Tabelle1.A5" office:value-type="string">
            <text:p text:style-name="Table_20_Contents"/>
          </table:table-cell>
          <table:table-cell table:style-name="Tabelle1.F5" office:value-type="string">
            <text:p text:style-name="Table_20_Contents"/>
          </table:table-cell>
        </table:table-row>
        <table:table-row>
          <table:table-cell table:style-name="Tabelle1.A2" office:value-type="string">
            <text:p text:style-name="P10">3.1</text:p>
          </table:table-cell>
          <table:table-cell table:style-name="Tabelle1.A2" office:value-type="string">
            <text:p text:style-name="P10"><text:span text:style-name="T5">Unsortiert,</text:span> ohne mehrfache</text:p>
          </table:table-cell>
          <table:table-cell table:style-name="Tabelle1.A2" office:value-type="string">
            <text:p text:style-name="P16">3,6,4,1,5,2</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table-cell table:style-name="Tabelle1.A2" office:value-type="string">
            <text:p text:style-name="P10">3.2</text:p>
          </table:table-cell>
          <table:table-cell table:style-name="Tabelle1.A2" office:value-type="string">
            <text:p text:style-name="P12"><text:span text:style-name="T5">Unsortiert</text:span>, eine <text:span text:style-name="T5">mehr</text:span>fach</text:p>
          </table:table-cell>
          <table:table-cell table:style-name="Tabelle1.A2" office:value-type="string">
            <text:p text:style-name="P16">3,4,1,5,1,2</text:p>
          </table:table-cell>
          <table:table-cell table:style-name="Tabelle1.A2" office:value-type="string">
            <text:p text:style-name="P16">2,6,<text:span text:style-name="T6">6</text:span>,1,6,3</text:p>
          </table:table-cell>
          <table:table-cell table:style-name="Tabelle1.A2" office:value-type="string">
            <text:p text:style-name="P16">5,<text:span text:style-name="T6">4</text:span>,1,4,6,4</text:p>
          </table:table-cell>
          <table:table-cell table:style-name="Tabelle1.F2" office:value-type="string">
            <text:p text:style-name="P18">2,2,5,3,4,2</text:p>
          </table:table-cell>
        </table:table-row>
        <table:table-row>
          <table:table-cell table:style-name="Tabelle1.A2" office:value-type="string">
            <text:p text:style-name="P10">3.3</text:p>
          </table:table-cell>
          <table:table-cell table:style-name="Tabelle1.A2" office:value-type="string">
            <text:p text:style-name="P12"><text:span text:style-name="T5">Unsortiert</text:span>, zwei <text:span text:style-name="T5">mehr</text:span>fach</text:p>
          </table:table-cell>
          <table:table-cell table:style-name="Tabelle1.A2" office:value-type="string">
            <text:p text:style-name="P16">1,6,1,2,6,5</text:p>
          </table:table-cell>
          <table:table-cell table:style-name="Tabelle1.A2" office:value-type="string">
            <text:p text:style-name="P16"><text:span text:style-name="T6">1</text:span>,6,1,5,2,1</text:p>
          </table:table-cell>
          <table:table-cell table:style-name="Tabelle1.A2" office:value-type="string">
            <text:p text:style-name="P16">4,<text:span text:style-name="T6">4</text:span>,6,4,2,6</text:p>
          </table:table-cell>
          <table:table-cell table:style-name="Tabelle1.F2" office:value-type="string">
            <text:p text:style-name="P18">3,5,4,3,4,3</text:p>
          </table:table-cell>
        </table:table-row>
        <table:table-row>
          <table:table-cell table:style-name="Tabelle1.A2" office:value-type="string">
            <text:p text:style-name="P10">3.4</text:p>
          </table:table-cell>
          <table:table-cell table:style-name="Tabelle1.A2" office:value-type="string">
            <text:p text:style-name="P12"><text:span text:style-name="T5">Unsortiert</text:span>, <text:span text:style-name="T4">drei</text:span> <text:span text:style-name="T5">mehr</text:span>fach</text:p>
          </table:table-cell>
          <table:table-cell table:style-name="Tabelle1.A2" office:value-type="string">
            <text:p text:style-name="P16">6,3,1,6,3,1</text:p>
          </table:table-cell>
          <table:table-cell table:style-name="Tabelle1.A2" office:value-type="string">
            <text:p text:style-name="P16">2,2,6,6,1,1</text:p>
          </table:table-cell>
          <table:table-cell table:style-name="Tabelle1.A2" office:value-type="string">
            <text:p text:style-name="P17">5,4,5,3,3,4</text:p>
          </table:table-cell>
          <table:table-cell table:style-name="Tabelle1.F2" office:value-type="string">
            <text:p text:style-name="P17"/>
          </table:table-cell>
        </table:table-row>
      </table:table>
      <text:p text:style-name="P4"/>
      <text:p text:style-name="P23"/>
      <text:h text:style-name="P29" text:outline-level="1">Testprotokoll</text:h>
      <text:p text:style-name="P6">Jede Äquivalenzklasse wurde als eigene Testmethode programmiert</text:p>
      <text:p text:style-name="P9">Der Zufallstest erzeugt zufällig ein Array mit sechs Werten. Dieses Array wird einmal über abc() sortiert und einmal über die java.util.Arrays-Methode sort(). Diese beiden Werte werden miteinander verglichen. Insgesamt wird dies 1.000.000 Mal wiederholt.</text:p>
      <text:p text:style-name="P6">Fehlgeschlagen sind die Tests zu den Aquivalenzklassen 2.2, 2.3, 2.4, 3.3, 3.4.</text:p>
      <text:p text:style-name="P6">Daraufhin wurde in der Testmethode zu Aquivalenzklasse 3.3 ein weiterer Testfall eingefügt (4,4,6,4,5,6) um den Fall zu testen, dass zwei gleiche Zahlen am Anfang des Arrays stehen, aber keine weitere kleinere Zahl im Array ist. Dieser Testfall ist jedoch erfolgreich durchlaufen.</text:p>
      <text:p text:style-name="P8">Auch in Äquivalenzklasse 4 wurde ein weiterer Testfall eingefügt.</text:p>
      <text:p text:style-name="P7">Im Anschluss wurde nur vereinzelt die Reihenfolge, in denen die Ergebnisse geprüft wurden leicht verändert um eine Vermutung, die in der Auswertung näher beschrieben wird, zu bestätigen.</text:p>
      <text:h text:style-name="P29" text:outline-level="1">Auswertung</text:h>
      <text:p text:style-name="P7">Alle Testfälle der Äquivalenzklassen 1 sind erfolgreich gewesen, woraus sich schließen, lässt, dass bereits sortierte Arrays keine fehlerhaften Ausgaben erzeugen.</text:p>
      <text:p text:style-name="P7">In den Äquivalenzklassen 2 sind alles Test der Äquivalenzklassen in denen Duplikate vorlagen, fehlgeschlagen, ebenso war dies bei zwei von drei <text:s/>Äquivalenzklassen der Äquivalenzklasse 3 der Fall. Ursache für das Scheitern dieser Test<text:span text:style-name="T8">s</text:span> waren jeweils <text:span text:style-name="T7">Paare</text:span><text:span text:style-name="T7"><text:note text:id="ftn1" text:note-class="footnote"><text:note-citation>1</text:note-citation><text:note-body><text:p text:style-name="P19">oder mehr gleiche aufeinander folgende Zahlen. Der Einfachheit halber auch zukünftig als Paare bezeichnet.</text:p></text:note-body></text:note></text:span><text:span text:style-name="T7"> der gleichen Zahl im Eingabe-Array, die keine kleineren Werte an einer Position davor stehen hatten, sowie eine einzelne oder ein Paar gleicher Zahlen, die kleiner sind als das erstgenannte Paar und nach diesem Paar im Array steh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ans" svg:font-family="'Liberation Sans'" style:font-family-generic="swiss"/>
    <style:font-face style:name="Liberation Sans1"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an Silies</meta:initial-creator>
    <meta:creation-date>2018-01-18T12:49:48.976000000</meta:creation-date>
    <dc:date>2018-01-19T10:17:33.645000000</dc:date>
    <meta:editing-duration>PT35M14S</meta:editing-duration>
    <meta:editing-cycles>2</meta:editing-cycles>
    <meta:generator>LibreOffice/5.3.7.2$Windows_X86_64 LibreOffice_project/6b8ed514a9f8b44d37a1b96673cbbdd077e24059</meta:generator>
    <meta:document-statistic meta:table-count="1" meta:image-count="0" meta:object-count="0" meta:page-count="4" meta:paragraph-count="100" meta:word-count="475" meta:character-count="3522" meta:non-whitespace-character-count="3129"/>
  </office:meta>
</office:document-meta>
</file>